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20.772cm" table:align="margins"/>
    </style:style>
    <style:style style:name="Tabelle1.A" style:family="table-column">
      <style:table-column-properties style:column-width="3.494cm" style:rel-column-width="11024*"/>
    </style:style>
    <style:style style:name="Tabelle1.B" style:family="table-column">
      <style:table-column-properties style:column-width="3.427cm" style:rel-column-width="10813*"/>
    </style:style>
    <style:style style:name="Tabelle1.C" style:family="table-column">
      <style:table-column-properties style:column-width="3.59cm" style:rel-column-width="11323*"/>
    </style:style>
    <style:style style:name="Tabelle1.D" style:family="table-column">
      <style:table-column-properties style:column-width="10.261cm" style:rel-column-width="32375*"/>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Heading_20_1" style:list-style-name="Numbering_20_1"/>
    <style:style style:name="P2" style:family="paragraph" style:parent-style-name="Heading_20_2" style:list-style-name="Numbering_20_1"/>
    <style:style style:name="P3" style:family="paragraph" style:parent-style-name="Text_20_body" style:list-style-name="L1"/>
    <style:style style:name="P4" style:family="paragraph" style:parent-style-name="Heading_20_3" style:list-style-name="Numbering_20_1"/>
    <style:style style:name="P5" style:family="paragraph" style:parent-style-name="Text_20_body" style:list-style-name="L2"/>
    <style:style style:name="P6" style:family="paragraph" style:parent-style-name="Text_20_body" style:list-style-name="L3"/>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item>
          <text:h text:style-name="P1" text:outline-level="1">bbnetconf</text:h>
          <text:list>
            <text:list-item>
              <text:h text:style-name="P2" text:outline-level="2">Änderungshistorie</text:h>
            </text:list-item>
          </text:list>
        </text:list-item>
      </text:list>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Name</text:p>
            </table:table-cell>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D1" office:value-type="string">
              <text:p text:style-name="Table_20_Heading">Beschreibung der Änderung</text:p>
            </table:table-cell>
          </table:table-row>
        </table:table-header-rows>
        <table:table-row>
          <table:table-cell table:style-name="Tabelle1.A2" office:value-type="string">
            <text:p text:style-name="Table_20_Contents">Martin Barth</text:p>
          </table:table-cell>
          <table:table-cell table:style-name="Tabelle1.A2" office:value-type="string">
            <text:p text:style-name="Table_20_Contents">14. Dez 2005</text:p>
          </table:table-cell>
          <table:table-cell table:style-name="Tabelle1.A2" office:value-type="string">
            <text:p text:style-name="Table_20_Contents">1.1.6-2</text:p>
          </table:table-cell>
          <table:table-cell table:style-name="Tabelle1.D2" office:value-type="string">
            <text:p text:style-name="Table_20_Contents">Umstellung auf die Formatvorlage</text:p>
          </table:table-cell>
        </table:table-row>
      </table:table>
      <text:p text:style-name="Text_20_body"/>
      <text:list text:style-name="Numbering_20_1" text:continue-numbering="true">
        <text:list-item>
          <text:list text:continue-numbering="true">
            <text:list-item>
              <text:h text:style-name="P2" text:outline-level="2">Beschreibung der Modulfunktionen</text:h>
            </text:list-item>
          </text:list>
        </text:list-item>
      </text:list>
      <text:p text:style-name="Text_20_body">Das Modul ermöglicht dem Administrator alle grundlegenden Netz-Einstellungen vorzunehmen. Darunter fällt:</text:p>
      <text:list text:style-name="L1">
        <text:list-item>
          <text:p text:style-name="P3">Hostname</text:p>
        </text:list-item>
        <text:list-item>
          <text:p text:style-name="P3">Domain Name</text:p>
        </text:list-item>
        <text:list-item>
          <text:p text:style-name="P3">IP-Adresse</text:p>
        </text:list-item>
        <text:list-item>
          <text:p text:style-name="P3">Netzmaske</text:p>
        </text:list-item>
        <text:list-item>
          <text:p text:style-name="P3">Gateway</text:p>
        </text:list-item>
        <text:list-item>
          <text:p text:style-name="P3">DNS Server IP</text:p>
        </text:list-item>
      </text:list>
      <text:p text:style-name="Text_20_body">Dabei ist die Angabe des Gateways und der DNS Server IP Adresse optional, da sie nicht zwingend für den Betrieb notwendig sind.</text:p>
      <text:list text:style-name="Numbering_20_1" text:continue-numbering="true">
        <text:list-item>
          <text:list text:continue-numbering="true">
            <text:list-item>
              <text:h text:style-name="P2" text:outline-level="2">Beschreibung der Eingabewerte und die gewünschte Reaktion</text:h>
              <text:list>
                <text:list-item>
                  <text:h text:style-name="P4" text:outline-level="3">für alle Erfolgsfälle</text:h>
                </text:list-item>
              </text:list>
            </text:list-item>
          </text:list>
        </text:list-item>
      </text:list>
      <text:list text:style-name="L2">
        <text:list-item>
          <text:p text:style-name="P5">Ein gültiger Hostname, der mit einem alphanumerischen Zeichen beginnen und enden muss. Es darf dazwischen ein alphanumerisches Zeichen oder ein Bindestrich liegen. Der Hostname darf nicht länger als 1024 Zeichen sein.</text:p>
        </text:list-item>
        <text:list-item>
          <text:p text:style-name="P5">Ein gültiger Domain Name, der nach RFC1035 unter „2.3.1 Preferred name syntax“ definiert ist. Zusätzlich muss ein Punkt enthalten sein. Da unser LDAP darauf aufbaut. Der Domain Name soll nicht länger als 1024 Zeichen sein.</text:p>
        </text:list-item>
        <text:list-item>
          <text:p text:style-name="P5">Eine Gültige IP Adresse in Verbindung mit der dazugehörigen Netzmaske. Die IP darf keine Netzadresse oder ähnliches sein. Es muss sichergestellt werden, dass die IP Adresse auch keine Multicast ( Klasse D )Adresse oder andere für spezielle Dienste ( Klasse E oder höher )reservierte IP Adresse ist. </text:p>
        </text:list-item>
      </text:list>
      <text:p text:style-name="Text_20_body">Die optionialen Felder müssen, wenn sie ausgefüllt werden, folgendes enthalten:</text:p>
      <text:list text:style-name="L3">
        <text:list-item>
          <text:p text:style-name="P6">Das Gateway muss eine gültige IP Adresse sein, unabhängig von der Eingestellten Netzadresse ( AND Verknüfung aus IP Adresse und Netzmaske )</text:p>
        </text:list-item>
        <text:list-item>
          <text:p text:style-name="P6">die DNS Server IP Adresse muss eine gültige IP Adresse sein.</text:p>
        </text:list-item>
      </text:list>
      <text:list text:style-name="Numbering_20_1" text:continue-numbering="true">
        <text:list-item>
          <text:list text:continue-numbering="true">
            <text:list-item>
              <text:list text:continue-numbering="true">
                <text:list-item>
                  <text:h text:style-name="P4" text:outline-level="3">für alle Fehlerfälle</text:h>
                </text:list-item>
              </text:list>
            </text:list-item>
          </text:list>
        </text:list-item>
      </text:list>
      <text:p text:style-name="Text_20_body">Falls eine der Eingabefelder nicht korrekt ausgefüllt wird so soll eine entsprechende Fehlermeldung angezeigt werden. Unter der Fehlermeldung soll das das Eingabeformular mit den eingestellten werden ausgegeben werden, so das der Administrator die Möglichkeit hat, die fehlerhaften Werte zu korrigieren.</text:p>
      <text:p text:style-name="Text_20_body">Falls ein Fehler beim Setzen der Einstellungen auftritt, soll das Eingabeformular nicht noch mal ausgegeben werden, sondern nur eine Fehlermeldung erscheinen.</text:p>
      <text:list text:style-name="Numbering_20_1" text:continue-numbering="true">
        <text:list-item>
          <text:list text:continue-numbering="true">
            <text:list-item>
              <text:h text:style-name="P2" text:outline-level="2">Voraussetzung für die korrekte Anwendung</text:h>
              <text:list>
                <text:list-item>
                  <text:h text:style-name="P4" text:outline-level="3">bitkit Lizenz</text:h>
                </text:list-item>
              </text:list>
            </text:list-item>
          </text:list>
        </text:list-item>
      </text:list>
      <text:p text:style-name="Text_20_body">Es muss zumindest eine bitkit Lizenz eingespielt werden, für welches Bitkit Produkt ist jedoch egal. Ohne installierte Lizenz, ist das verwenden des Moduls nicht möglich; es wird eine entsprechende Fehlermeldung erzeugt.</text:p>
      <text:list text:style-name="Numbering_20_1" text:continue-numbering="true">
        <text:list-item>
          <text:list text:continue-numbering="true">
            <text:list-item>
              <text:list text:continue-numbering="true">
                <text:list-item>
                  <text:h text:style-name="P4" text:outline-level="3">Sonstige</text:h>
                </text:list-item>
              </text:list>
            </text:list-item>
            <text:list-item>
              <text:h text:style-name="P2" text:outline-level="2">Logfiles</text:h>
            </text:list-item>
            <text:list-item>
              <text:h text:style-name="P2" text:outline-level="2">Zusätzliche Testfälle</text:h>
            </text:list-item>
            <text:list-item>
              <text:h text:style-name="P2" text:outline-level="2">Sonstiges</text:h>
            </text:list-item>
          </text:list>
        </text:list-item>
      </text:list>
      <text:p text:style-name="Text_20_body">Die Kombination aus IP Adresse und Netzmaske ist besonders aufmerksam zu testen, da sie nicht beliebig trivial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Martin Barth</meta:initial-creator>
    <meta:creation-date>2005-12-01T15:51:51</meta:creation-date>
    <dc:creator>Martin Barth</dc:creator>
    <dc:date>2005-12-14T14:49:35</dc:date>
    <dc:language>de-DE</dc:language>
    <meta:editing-cycles>30</meta:editing-cycles>
    <meta:editing-duration>PT3H1M13S</meta:editing-duration>
    <meta:user-defined meta:name="Info 1"/>
    <meta:user-defined meta:name="Info 2"/>
    <meta:user-defined meta:name="Info 3"/>
    <meta:user-defined meta:name="Info 4"/>
    <meta:document-statistic meta:table-count="1" meta:image-count="0" meta:object-count="0" meta:page-count="1" meta:paragraph-count="38" meta:word-count="353" meta:character-count="2461"/>
  </office:meta>
</office:document-meta>
</file>